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font-size="22.5pt"/>
    </style:style>
    <style:style style:name="P8" style:family="paragraph" style:parent-style-name="Text_20_body">
      <style:paragraph-properties fo:margin-top="0cm" fo:margin-bottom="0cm" loext:contextual-spacing="false"/>
      <style:text-properties fo:font-size="14pt"/>
    </style:style>
    <style:style style:name="P9" style:family="paragraph" style:parent-style-name="Text_20_body">
      <style:paragraph-properties fo:margin-left="1.905cm" fo:margin-right="0cm" fo:margin-top="0cm" fo:margin-bottom="0cm" loext:contextual-spacing="false" fo:text-indent="-1.27cm" style:auto-text-indent="false"/>
    </style:style>
    <style:style style:name="P10" style:family="paragraph" style:parent-style-name="Text_20_body">
      <style:paragraph-properties fo:margin-left="0cm" fo:margin-right="0cm" fo:margin-top="0cm" fo:margin-bottom="0cm" loext:contextual-spacing="false" fo:text-indent="-0.635cm" style:auto-text-indent="false"/>
    </style:style>
    <style:style style:name="P11" style:family="paragraph" style:parent-style-name="Text_20_body">
      <style:paragraph-properties fo:margin-left="0cm" fo:margin-right="0cm" fo:margin-top="0cm" fo:margin-bottom="0cm" loext:contextual-spacing="false" fo:text-indent="-0.635cm" style:auto-text-indent="false"/>
      <style:text-properties fo:font-size="14pt"/>
    </style:style>
    <style:style style:name="P12" style:family="paragraph" style:parent-style-name="Text_20_body">
      <style:paragraph-properties fo:margin-left="0cm" fo:margin-right="0cm" fo:margin-top="0cm" fo:margin-bottom="0cm" loext:contextual-spacing="false" fo:text-indent="-0.635cm" style:auto-text-indent="false"/>
      <style:text-properties officeooo:paragraph-rsid="001b7009"/>
    </style:style>
    <style:style style:name="P13" style:family="paragraph" style:parent-style-name="Text_20_body">
      <style:paragraph-properties fo:margin-left="2.54cm" fo:margin-right="0cm" fo:margin-top="0cm" fo:margin-bottom="0cm" loext:contextual-spacing="false" fo:text-indent="-0.635cm" style:auto-text-indent="false"/>
    </style:style>
    <style:style style:name="P14" style:family="paragraph" style:parent-style-name="Text_20_body">
      <style:paragraph-properties fo:margin-left="0cm" fo:margin-right="0cm" fo:margin-top="0cm" fo:margin-bottom="0cm" loext:contextual-spacing="false" fo:text-indent="1.249cm" style:auto-text-indent="false"/>
      <style:text-properties fo:font-size="14pt"/>
    </style:style>
    <style:style style:name="P15" style:family="paragraph" style:parent-style-name="Text_20_body">
      <style:paragraph-properties fo:margin-left="1.249cm" fo:margin-right="0cm" fo:margin-top="0cm" fo:margin-bottom="0cm" loext:contextual-spacing="false" fo:text-indent="1.249cm" style:auto-text-indent="false"/>
      <style:text-properties fo:font-size="14pt"/>
    </style:style>
    <style:style style:name="P16" style:family="paragraph" style:parent-style-name="Text_20_body">
      <style:paragraph-properties fo:margin-left="2.498cm" fo:margin-right="0cm" fo:margin-top="0cm" fo:margin-bottom="0cm" loext:contextual-spacing="false" fo:text-indent="1.249cm" style:auto-text-indent="false"/>
      <style:text-properties fo:font-size="14pt"/>
    </style:style>
    <style:style style:name="P17" style:family="paragraph" style:parent-style-name="Text_20_body">
      <style:paragraph-properties fo:margin-left="2.498cm" fo:margin-right="0cm" fo:margin-top="0cm" fo:margin-bottom="0cm" loext:contextual-spacing="false" fo:text-indent="0cm" style:auto-text-indent="false"/>
      <style:text-properties fo:font-size="14pt"/>
    </style:style>
    <style:style style:name="P18" style:family="paragraph" style:parent-style-name="Text_20_body">
      <style:paragraph-properties fo:margin-top="0cm" fo:margin-bottom="0.499cm" loext:contextual-spacing="false"/>
      <style:text-properties fo:font-size="27.5pt"/>
    </style:style>
    <style:style style:name="T1" style:family="text">
      <style:text-properties fo:font-size="14pt"/>
    </style:style>
    <style:style style:name="T2" style:family="text">
      <style:text-properties fo:font-size="10pt"/>
    </style:style>
    <style:style style:name="T3" style:family="text">
      <style:text-properties fo:font-size="8.5pt"/>
    </style:style>
    <style:style style:name="T4" style:family="text">
      <style:text-properties fo:font-size="17.5pt"/>
    </style:style>
    <style:style style:name="T5" style:family="text">
      <style:text-properties fo:font-size="11.5pt"/>
    </style:style>
    <style:style style:name="T6" style:family="text">
      <style:text-properties fo:font-size="15pt"/>
    </style:style>
    <style:style style:name="T7" style:family="text">
      <style:text-properties fo:font-size="12.5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ctividades</text:p>
      <text:p text:style-name="P7">Ejercicios:</text:p>
      <text:p text:style-name="P8">En los ejercicios que impliquen la codificación de un programa debe observar los pasos siguientes:</text:p>
      <text:p text:style-name="P9"><text:span text:style-name="T1">i) Salvar el programa, compilar, --si es necesario-- depurar, y ejecutar el programa propuesto. </text:span></text:p>
      <text:p text:style-name="P9"><text:span text:style-name="T1">ii) Proponer una adecuada interfaz hombre -máquina.</text:span></text:p>
      <text:p text:style-name="P8">Ejercicios:</text:p>
      <text:p text:style-name="P10"><text:span text:style-name="T1">1. Escriba los prototipos de funciones C++ que cumplan con las características siguientes. Proponga Ud. los elementos no especificados en el enunciado: </text:span></text:p>
      <text:p text:style-name="P13"><text:span text:style-name="T1">a. Una función llamada division_entera(); que devuelve el cociente entero y el resto de la división entre 2 enteros (int).</text:span></text:p>
      <text:p text:style-name="P13"><text:span text:style-name="T1">b. Nombre de la función: facto(). Propósito: calcular el factorial de un número (int).</text:span></text:p>
      <text:p text:style-name="P13"><text:span text:style-name="T1">c. Función hipot() que devuelve la hipotenusa de un triángulo rectángulo.</text:span></text:p>
      <text:p text:style-name="P13"><text:span text:style-name="T1">d. Función intercambio()que permite intercambiar los contenidos de 2 parámetros tipo char, modificando simultáneamente los 2 parámetros de llamada. No devuelve otro resultado.</text:span></text:p>
      <text:p text:style-name="P12"><text:span text:style-name="T1">2. Escriba un programa que ingrese como datos los coeficientes a,b,c de una ecuación cuadrática de la forma ax</text:span><text:span text:style-name="T2">^2</text:span><text:span text:style-name="T1">+bx+c=0. Determine el tipo de las raíces con una función char tipo_raices( ) que devuelva ‘C’, ‘I’, o ‘D’ (C: Complejas, I: reales Iguales, D: reales Distintas). Además, si las raíces fueran reales obtener e informar sus valores con una función únicActividades</text:span></text:p>
      <text:p text:style-name="P7">Ejercicios:</text:p>
      <text:p text:style-name="P8">En los ejercicios que impliquen la codificación de un programa debe observar los pasos siguientes:</text:p>
      <text:p text:style-name="P9"><text:span text:style-name="T1">i) Salvar el programa, compilar, --si es necesario-- depurar, y ejecutar el programa propuesto. </text:span></text:p>
      <text:p text:style-name="P9"><text:span text:style-name="T1">ii) Proponer una adecuada interfaz hombre -máquina.</text:span></text:p>
      <text:p text:style-name="P8">Ejercicios:</text:p>
      <text:p text:style-name="P10"><text:span text:style-name="T1">1. Escriba los prototipos de funciones C++ que cumplan con las características siguientes. Proponga Ud. los elementos no especificados en el enunciado: </text:span></text:p>
      <text:p text:style-name="P13"><text:span text:style-name="T1">a. Una función llamada division_entera(); que devuelve el cociente entero y el resto de la división entre 2 enteros (int).</text:span></text:p>
      <text:p text:style-name="P13"><text:soft-page-break/><text:span text:style-name="T1">b. Nombre de la función: facto(). Propósito: calcular el factorial de un número (int).</text:span></text:p>
      <text:p text:style-name="P13"><text:span text:style-name="T1">c. Función hipot() que devuelve la hipotenusa de un triángulo rectángulo.</text:span></text:p>
      <text:p text:style-name="P13"><text:span text:style-name="T1">d. Función intercambio()que permite intercambiar los contenidos de 2 parámetros tipo char, modificando simultáneamente los 2 parámetros de llamada. No devuelve otro resultado.</text:span></text:p>
      <text:p text:style-name="P10"><text:span text:style-name="T1">2. Escriba un programa que ingrese como datos los coeficientes a,b,c de una ecuación cuadrática de la forma ax</text:span><text:span text:style-name="T2">^2</text:span><text:span text:style-name="T1">+bx+c=0. Determine el tipo de las raíces con una función char tipo_raices( ) que devuelva ‘C’, ‘I’, o ‘D’ (C: Complejas, I: reales Iguales, D: reales Distintas). Además, si las raíces fueran reales obtener e informar sus valores con una función única llamada resolvente( ). Proponga Ud. los parámetros necesarios. </text:span></text:p>
      <text:p text:style-name="P10"><text:span text:style-name="T1">3. Se ingresan los nombres y edades de los 457 miembros de una asociación cooperadora. Determinar el nombre y la edad del mayor de los integrantes. Validar la entrada de los datos correspondientes a las edades, los cuales deben estar dentro el rango 12..90, con una función llamada validar_edad()en la cual, al verificarse una edad fuera del rango, se debe indicar un mensaje de error y permitir el reingreso del dato. </text:span></text:p>
      <text:p text:style-name="P10"><text:span text:style-name="T1">4. Escriba 3 funciones sobrecargando el nombre intercambio(..) de modo que cada una de ellas pueda ser invocada y produzca el intercambio de 2 datos que se pasan como parámetros: 2 datos de tipo char, 2 datos enteros, dos arreglos de flotantes.</text:span></text:p>
      <text:p text:style-name="P10"><text:span text:style-name="T1">5. Escriba un programa que utilice una función llamada formalinea()que reciba 2 parámetros: uno de tipo entero y otro de tipo char. El programa debe escribir una línea con tantos caracteres repetidos como indique el parámetro entero. El 2do parámetro es opcional; si no se lo especifica en la llamada debe emplear ‘#’ para formar la secuencia. Ejemplo de llamadas: formalinea(7,’-‘); debe mostrar: -------</text:span><text:bookmark text:name="51"/><text:span text:style-name="T1"> formalinea(10); debe escribir: ##########.</text:span></text:p>
      <text:p text:style-name="P11">6. </text:p>
      <text:p text:style-name="P13"><text:span text:style-name="T1">a. Escriba una función C++ que determine el interés a obtener por un depósito de dinero en un banco a interés compuesto. Se conoce el período en meses (n), la tasa de interés mensual (i) y el monto inicial o capital a depositar.</text:span></text:p>
      <text:p text:style-name="P13"><text:span text:style-name="T1">b. Utilice la función en un programa que permita el ingreso del monto inicial del depósito y la tasa de interés e informe para distintos períodos (2 a 24 meses) el total que debe reintegrar el banco.</text:span></text:p>
      <text:p text:style-name="P10"><text:span text:style-name="T1">7. Determine la salida de los 2 programas siguientes sin efectuar su ejecución:</text:span></text:p>
      <text:p text:style-name="P8">//programa</text:p>
      <text:p text:style-name="P8">------------------------------------------</text:p>
      <text:p text:style-name="P8"><text:soft-page-break/>#include &lt;iostream&gt;</text:p>
      <text:p text:style-name="P8">uses namespece std;</text:p>
      <text:p text:style-name="P8">int calcula(int n)</text:p>
      <text:p text:style-name="P8">{</text:p>
      <text:p text:style-name="P14">if(n==0)</text:p>
      <text:p text:style-name="P14">{</text:p>
      <text:p text:style-name="P15">return 0;</text:p>
      <text:p text:style-name="P14">}else{</text:p>
      <text:p text:style-name="P15">return n-calcula(n-1);</text:p>
      <text:p text:style-name="P14">} </text:p>
      <text:p text:style-name="P8">} </text:p>
      <text:p text:style-name="P8">// fin de la función calcula</text:p>
      <text:p text:style-name="P8">//</text:p>
      <text:p text:style-name="P8">-------------------------------</text:p>
      <text:p text:style-name="P8">Int main(int argc, char* argv[])</text:p>
      <text:p text:style-name="P8">{</text:p>
      <text:p text:style-name="P14">cout&lt;&lt;calcula(5);</text:p>
      <text:p text:style-name="P14">return 0;</text:p>
      <text:p text:style-name="P8">}</text:p>
      <text:p text:style-name="P8">//programa </text:p>
      <text:p text:style-name="P8">------------------------------------------</text:p>
      <text:p text:style-name="P8">#include &lt;iostream&gt;</text:p>
      <text:p text:style-name="P8">#include &lt;conio.h&gt;</text:p>
      <text:p text:style-name="P8">uses namespece std;</text:p>
      <text:p text:style-name="P8">void opera(int n)</text:p>
      <text:p text:style-name="P8">{</text:p>
      <text:p text:style-name="P14">if (n==1)</text:p>
      <text:p text:style-name="P14">{</text:p>
      <text:p text:style-name="P15">cout&lt;&lt; "--";</text:p>
      <text:p text:style-name="P14">}else{</text:p>
      <text:p text:style-name="P15">if (n%2==0)</text:p>
      <text:p text:style-name="P15">{</text:p>
      <text:p text:style-name="P16">cout&lt;&lt;"**";</text:p>
      <text:p text:style-name="P8">}else{</text:p>
      <text:p text:style-name="P16">cout&lt;&lt;"--";</text:p>
      <text:p text:style-name="P8">opera(n-1);</text:p>
      <text:p text:style-name="P15">}</text:p>
      <text:p text:style-name="P8"><text:soft-page-break/>}</text:p>
      <text:p text:style-name="P8">} </text:p>
      <text:p text:style-name="P8">// fin de la función opera</text:p>
      <text:p text:style-name="P8">//</text:p>
      <text:p text:style-name="P8">-------------------------------</text:p>
      <text:p text:style-name="P8">int main(int argc, char* argv[])</text:p>
      <text:p text:style-name="P8">{</text:p>
      <text:p text:style-name="P14">opera(5) ;</text:p>
      <text:p text:style-name="P14">return 0;</text:p>
      <text:p text:style-name="P8">}</text:p>
      <text:p text:style-name="P10"><text:span text:style-name="T1">8. Escriba una función recursiva para calcular la potencia de exponente entero de un número. La potencia puede ser negativa. Pruebe la función en un programa C++. Recuerde que a</text:span><text:span text:style-name="T3">n</text:span><text:span text:style-name="T1">=a * a</text:span><text:span text:style-name="T3">n-1.</text:span></text:p>
      <text:p text:style-name="P10"><text:span text:style-name="T1">9. La serie de Fibonacci se calcula de la forma siguiente:<text:line-break/>1 + 1 + 2 + 3 + 5 + 8 + 13 +... Donde cada término i se calcula sumando los 2 anteriores: </text:span><text:span text:style-name="T4">t</text:span><text:span text:style-name="T5">i</text:span><text:span text:style-name="T4">=t</text:span><text:span text:style-name="T5">i-1</text:span><text:span text:style-name="T4">+t</text:span><text:span text:style-name="T5">i-2</text:span><text:span text:style-name="T3">, </text:span><text:span text:style-name="T1">y los 2 términos iniciales valen 1. Escriba una función recursiva para calcular la serie de Fibonacci y luego escriba un programa cliente que la utilice.</text:span></text:p>
      <text:p text:style-name="P10"><text:span text:style-name="T1">10. La función trascendente y=e</text:span><text:span text:style-name="T2">x </text:span><text:span text:style-name="T1">puede aproximarse mediante la serie infinita y = 1+x+x</text:span><text:span text:style-name="T3">2</text:span><text:span text:style-name="T1">/2!+x</text:span><text:span text:style-name="T3">3</text:span><text:span text:style-name="T1">/3!+x</text:span><text:span text:style-name="T3">4</text:span><text:span text:style-name="T1">/4!+...... Escriba una función recursiva que calcule la suma de n términos de la serie. Verifique el resultado en un programa C++ comparando el valor obtenido con el valor que arroja la función de biblioteca de C++ para dicha función exponencial.</text:span></text:p>
      <text:p text:style-name="P10"><text:span text:style-name="T1">11. Dado un valor numérico ingresado por pantalla, indicar si el número es primo o no.</text:span></text:p>
      <text:p text:style-name="P4"><text:span text:style-name="T6">12. </text:span><text:span text:style-name="T1">Generar los números primos de un valor ingresado por el usuario. Mostrar en pantalla, además, cuantos números primos tiene y cuales son La función H(x) se define como <text:line-break/></text:span><text:span text:style-name="T6">//</text:span> <text:span text:style-name="T6">4* x … si … x &lt; 4;<text:line-break/>H(x)= //</text:span> <text:span text:style-name="T6">3*H(x-2) + 1 … si … x &gt;= 4;</text:span></text:p>
      <text:p text:style-name="P10"><text:span text:style-name="T1">13. Escriba una función C++ recursiva que la calcule y un programa cliente que permita probarla obtener H(7), H( 5), H(12).</text:span></text:p>
      <text:p text:style-name="P10"><text:span text:style-name="T1">14. Escriba una función recursiva para calcular el máximo común divisor (m.c.d.) de dos números enteros dados aplicando las propiedades recurrentes. <text:line-break/>Si a&gt;b, entonces. c.d.(a,b)=m.c.d.(a-b,b) </text:span></text:p>
      <text:p text:style-name="P17">Si a&lt;b, entonces m.c.d.(a,b)=m.c.d.(a, b-a)<text:line-break/>Si a=b, entonces m.c.d.(a,b)=m.c.d.(b,a)=a=b</text:p>
      <text:p text:style-name="P10"><text:soft-page-break/><text:span text:style-name="T1">15. </text:span><text:span text:style-name="T7">Escriba un programa C++ que exhiba en pantalla el siguiente menú:<text:line-break/><text:line-break/>//--------------------------------<text:line-break/>CALCULOS<text:line-break/><text:line-break/>A-Calcular el doble del dato.<text:line-break/>B-Determinar si es par.<text:line-break/>C-Determinar si es primo.<text:line-break/>D-Salir.<text:line-break/><text:line-break/>Elija una Opción (A..DE): _<text:line-break/>//-------------------------------- <text:line-break/><text:line-break/></text:span><text:span text:style-name="T1">El programa debe ingresar un dato y presentar el menú. Luego, de acuerdo a la selección el usuario debe resolver las opciones propuestas en el menú. Además debe validar la entrada de la opción (A..D) indicando un mensaje de error si corresponde. Resuelva cada opción del menú con una función C++ creada por Ud.</text:span></text:p>
      <text:p text:style-name="P10"><text:span text:style-name="T1">16. Determinar si un año es bisiesto Recordar: Un año es bisiesto si es divisible por 4, excepto los años de siglo (aquellos divisibles por 100), que para ser bisiestos, también deben ser divisibles por 400.</text:span></text:p>
      <text:p text:style-name="P10"><text:span text:style-name="T1">17. Indicar si una fecha ingresada por pantalla es válida. Se ingresara la fecha en el formato dd-mm-aaaa. Tener en cuenta los años bisiestos.</text:span></text:p>
      <text:p text:style-name="P10"><text:span text:style-name="T1">18. Calcular la cantidad de días entre 2 fechas ingresadas por el usuario. Por supuesto, las fechas ingresadas tienen que ser válidas, caso contrario mostrar 0 como diferencia y advertir al usuario que las fechas no son válidas.</text:span></text:p>
      <text:p text:style-name="P10"><text:span text:style-name="T1">19. Calcule el monto de las cuotas de un sistema de amortización francés. Se introduce por pantalla: el monto del crédito, el plazo y la tasa de interés. Los rasgos distintivos del sistema Francés son:</text:span></text:p>
      <text:p text:style-name="P13"><text:span text:style-name="T1">a. Cuota total (intereses + amortización de capital) constante.</text:span></text:p>
      <text:p text:style-name="P13"><text:span text:style-name="T1">b. Intereses decrecientes, dado que el interés se calcula sobre saldos.</text:span></text:p>
      <text:p text:style-name="P13"><text:span text:style-name="T1">c. Cuota de amortización de capital periódica creciente.</text:span></text:p>
      <text:p text:style-name="P8">La cuota de un préstamo con amortización francés se calcula de la forma Donde: </text:p>
      <text:p text:style-name="P8">C= V*( ( ( i+1 ) ^ n ) * i ) / ( ( ( i+1 ) ^ n ) -1 );</text:p>
      <text:p text:style-name="P8">C = cuota total, V = capital tomado en préstamo, n = cantidad de cuotas, i = tasa de interés periódica.</text:p>
      <text:p text:style-name="P12"><text:span text:style-name="T1">a llamada resolvente( ). Proponga Ud. los parámetros necesarios. </text:span></text:p>
      <text:p text:style-name="P10"><text:span text:style-name="T1">3. Se ingresan los nombres y edades de los 457 miembros de una asociación cooperadora. Determinar el nombre y la edad del mayor de los integrantes. Validar la entrada de los datos correspondientes a las edades, los cuales deben estar dentro el </text:span><text:soft-page-break/><text:span text:style-name="T1">rango 12..90, con una función llamada validar_edad()en la cual, al verificarse una edad fuera del rango, se debe indicar un mensaje de error y permitir el reingreso del dato. </text:span></text:p>
      <text:p text:style-name="P10"><text:span text:style-name="T1">4. Escriba 3 funciones sobrecargando el nombre intercambio(..) de modo que cada una de ellas pueda ser invocada y produzca el intercambio de 2 datos que se pasan como parámetros: 2 datos de tipo char, 2 datos enteros, dos arreglos de flotantes.</text:span></text:p>
      <text:p text:style-name="P10"><text:span text:style-name="T1">5. Escriba un programa que utilice una función llamada formalinea()que reciba 2 parámetros: uno de tipo entero y otro de tipo char. El programa debe escribir una línea con tantos caracteres repetidos como indique el parámetro entero. El 2do parámetro es opcional; si no se lo especifica en la llamada debe emplear ‘#’ para formar la secuencia. Ejemplo de llamadas: formalinea(7,’-‘); debe mostrar: -------</text:span><text:bookmark text:name="5"/><text:span text:style-name="T1"> formalinea(10); debe escribir: ##########.</text:span></text:p>
      <text:p text:style-name="P11">6. </text:p>
      <text:p text:style-name="P13"><text:span text:style-name="T1">a. Escriba una función C++ que determine el interés a obtener por un depósito de dinero en un banco a interés compuesto. Se conoce el período en meses (n), la tasa de interés mensual (i) y el monto inicial o capital a depositar.</text:span></text:p>
      <text:p text:style-name="P13"><text:span text:style-name="T1">b. Utilice la función en un programa que permita el ingreso del monto inicial del depósito y la tasa de interés e informe para distintos períodos (2 a 24 meses) el total que debe reintegrar el banco.</text:span></text:p>
      <text:p text:style-name="P10"><text:span text:style-name="T1">7. Determine la salida de los 2 programas siguientes sin efectuar su ejecución:</text:span></text:p>
      <text:p text:style-name="P8">//programa</text:p>
      <text:p text:style-name="P8">------------------------------------------</text:p>
      <text:p text:style-name="P8">#include &lt;iostream&gt;</text:p>
      <text:p text:style-name="P8">uses namespece std;</text:p>
      <text:p text:style-name="P8">int calcula(int n)</text:p>
      <text:p text:style-name="P8">{</text:p>
      <text:p text:style-name="P14">if(n==0)</text:p>
      <text:p text:style-name="P14">{</text:p>
      <text:p text:style-name="P15">return 0;</text:p>
      <text:p text:style-name="P14">}else{</text:p>
      <text:p text:style-name="P15">return n-calcula(n-1);</text:p>
      <text:p text:style-name="P14">} </text:p>
      <text:p text:style-name="P8">} </text:p>
      <text:p text:style-name="P8">// fin de la función calcula</text:p>
      <text:p text:style-name="P8">//</text:p>
      <text:p text:style-name="P8">-------------------------------</text:p>
      <text:p text:style-name="P8"><text:soft-page-break/>Int main(int argc, char* argv[])</text:p>
      <text:p text:style-name="P8">{</text:p>
      <text:p text:style-name="P14">cout&lt;&lt;calcula(5);</text:p>
      <text:p text:style-name="P14">return 0;</text:p>
      <text:p text:style-name="P8">}</text:p>
      <text:p text:style-name="P8">//programa </text:p>
      <text:p text:style-name="P8">------------------------------------------</text:p>
      <text:p text:style-name="P8">#include &lt;iostream&gt;</text:p>
      <text:p text:style-name="P8">#include &lt;conio.h&gt;</text:p>
      <text:p text:style-name="P8">uses namespece std;</text:p>
      <text:p text:style-name="P8">void opera(int n)</text:p>
      <text:p text:style-name="P8">{</text:p>
      <text:p text:style-name="P14">if (n==1)</text:p>
      <text:p text:style-name="P14">{</text:p>
      <text:p text:style-name="P15">cout&lt;&lt; "--";</text:p>
      <text:p text:style-name="P14">}else{</text:p>
      <text:p text:style-name="P15">if (n%2==0)</text:p>
      <text:p text:style-name="P15">{</text:p>
      <text:p text:style-name="P16">cout&lt;&lt;"**";</text:p>
      <text:p text:style-name="P8">}else{</text:p>
      <text:p text:style-name="P16">cout&lt;&lt;"--";</text:p>
      <text:p text:style-name="P8">opera(n-1);</text:p>
      <text:p text:style-name="P15">}</text:p>
      <text:p text:style-name="P8">}</text:p>
      <text:p text:style-name="P8">} </text:p>
      <text:p text:style-name="P8">// fin de la función opera</text:p>
      <text:p text:style-name="P8">//</text:p>
      <text:p text:style-name="P8">-------------------------------</text:p>
      <text:p text:style-name="P8">int main(int argc, char* argv[])</text:p>
      <text:p text:style-name="P8">{</text:p>
      <text:p text:style-name="P14">opera(5) ;</text:p>
      <text:p text:style-name="P14">return 0;</text:p>
      <text:p text:style-name="P8">}</text:p>
      <text:p text:style-name="P10"><text:span text:style-name="T1">8. Escriba una función recursiva para calcular la potencia de exponente entero de un número. La potencia puede ser negativa. Pruebe la función en un programa C++. Recuerde que a</text:span><text:span text:style-name="T3">n</text:span><text:span text:style-name="T1">=a * a</text:span><text:span text:style-name="T3">n-1.</text:span></text:p>
      <text:p text:style-name="P10"><text:soft-page-break/><text:span text:style-name="T1">9. La serie de Fibonacci se calcula de la forma siguiente:<text:line-break/>1 + 1 + 2 + 3 + 5 + 8 + 13 +... Donde cada término i se calcula sumando los 2 anteriores: </text:span><text:span text:style-name="T4">t</text:span><text:span text:style-name="T5">i</text:span><text:span text:style-name="T4">=t</text:span><text:span text:style-name="T5">i-1</text:span><text:span text:style-name="T4">+t</text:span><text:span text:style-name="T5">i-2</text:span><text:span text:style-name="T3">, </text:span><text:span text:style-name="T1">y los 2 términos iniciales valen 1. Escriba una función recursiva para calcular la serie de Fibonacci y luego escriba un programa cliente que la utilice.</text:span></text:p>
      <text:p text:style-name="P10"><text:span text:style-name="T1">10. La función trascendente y=e</text:span><text:span text:style-name="T2">x </text:span><text:span text:style-name="T1">puede aproximarse mediante la serie infinita y = 1+x+x</text:span><text:span text:style-name="T3">2</text:span><text:span text:style-name="T1">/2!+x</text:span><text:span text:style-name="T3">3</text:span><text:span text:style-name="T1">/3!+x</text:span><text:span text:style-name="T3">4</text:span><text:span text:style-name="T1">/4!+...... Escriba una función recursiva que calcule la suma de n términos de la serie. Verifique el resultado en un programa C++ comparando el valor obtenido con el valor que arroja la función de biblioteca de C++ para dicha función exponencial.</text:span></text:p>
      <text:p text:style-name="P10"><text:span text:style-name="T1">11. Dado un valor numérico ingresado por pantalla, indicar si el número es primo o no.</text:span></text:p>
      <text:p text:style-name="P4"><text:span text:style-name="T6">12. </text:span><text:span text:style-name="T1">Generar los números primos de un valor ingresado por el usuario. Mostrar en pantalla, además, cuantos números primos tiene y cuales son La función H(x) se define como <text:line-break/></text:span><text:span text:style-name="T6">//</text:span> <text:span text:style-name="T6">4* x … si … x &lt; 4;<text:line-break/>H(x)= //</text:span> <text:span text:style-name="T6">3*H(x-2) + 1 … si … x &gt;= 4;</text:span></text:p>
      <text:p text:style-name="P10"><text:span text:style-name="T1">13. Escriba una función C++ recursiva que la calcule y un programa cliente que permita probarla obtener H(7), H( 5), H(12).</text:span></text:p>
      <text:p text:style-name="P10"><text:span text:style-name="T1">14. Escriba una función recursiva para calcular el máximo común divisor (m.c.d.) de dos números enteros dados aplicando las propiedades recurrentes. <text:line-break/>Si a&gt;b, entonces. c.d.(a,b)=m.c.d.(a-b,b) </text:span></text:p>
      <text:p text:style-name="P17">Si a&lt;b, entonces m.c.d.(a,b)=m.c.d.(a, b-a)<text:line-break/>Si a=b, entonces m.c.d.(a,b)=m.c.d.(b,a)=a=b</text:p>
      <text:p text:style-name="P10"><text:span text:style-name="T1">15. </text:span><text:span text:style-name="T7">Escriba un programa C++ que exhiba en pantalla el siguiente menú:<text:line-break/><text:line-break/>//--------------------------------<text:line-break/>CALCULOS<text:line-break/><text:line-break/>A-Calcular el doble del dato.<text:line-break/>B-Determinar si es par.<text:line-break/>C-Determinar si es primo.<text:line-break/>D-Salir.<text:line-break/><text:line-break/>Elija una Opción (A..DE): _<text:line-break/>//-------------------------------- <text:line-break/><text:line-break/></text:span><text:span text:style-name="T1">El programa debe ingresar un dato y presentar el menú. Luego, de acuerdo a la selección el usuario debe resolver las opciones propuestas en el menú. Además debe </text:span><text:soft-page-break/><text:span text:style-name="T1">validar la entrada de la opción (A..D) indicando un mensaje de error si corresponde. Resuelva cada opción del menú con una función C++ creada por Ud.</text:span></text:p>
      <text:p text:style-name="P10"><text:span text:style-name="T1">16. Determinar si un año es bisiesto Recordar: Un año es bisiesto si es divisible por 4, excepto los años de siglo (aquellos divisibles por 100), que para ser bisiestos, también deben ser divisibles por 400.</text:span></text:p>
      <text:p text:style-name="P10"><text:span text:style-name="T1">17. Indicar si una fecha ingresada por pantalla es válida. Se ingresara la fecha en el formato dd-mm-aaaa. Tener en cuenta los años bisiestos.</text:span></text:p>
      <text:p text:style-name="P10"><text:span text:style-name="T1">18. Calcular la cantidad de días entre 2 fechas ingresadas por el usuario. Por supuesto, las fechas ingresadas tienen que ser válidas, caso contrario mostrar 0 como diferencia y advertir al usuario que las fechas no son válidas.</text:span></text:p>
      <text:p text:style-name="P10"><text:span text:style-name="T1">19. Calcule el monto de las cuotas de un sistema de amortización francés. Se introduce por pantalla: el monto del crédito, el plazo y la tasa de interés. Los rasgos distintivos del sistema Francés son:</text:span></text:p>
      <text:p text:style-name="P13"><text:span text:style-name="T1">a. Cuota total (intereses + amortización de capital) constante.</text:span></text:p>
      <text:p text:style-name="P13"><text:span text:style-name="T1">b. Intereses decrecientes, dado que el interés se calcula sobre saldos.</text:span></text:p>
      <text:p text:style-name="P13"><text:span text:style-name="T1">c. Cuota de amortización de capital periódica creciente.</text:span></text:p>
      <text:p text:style-name="P8">La cuota de un préstamo con amortización francés se calcula de la forma Donde: </text:p>
      <text:p text:style-name="P8">C= V*( ( ( i+1 ) ^ n ) * i ) / ( ( ( i+1 ) ^ n ) -1 );</text:p>
      <text:p text:style-name="P8">C = cuota total, V = capital tomado en préstamo, n = cantidad de cuotas, i = tasa de interés periód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9:54:09.270190649</meta:creation-date>
    <dc:date>2018-05-27T19:56:33.016414445</dc:date>
    <meta:editing-duration>PT2M24S</meta:editing-duration>
    <meta:editing-cycles>3</meta:editing-cycles>
    <meta:generator>LibreOffice/5.1.6.2$Linux_X86_64 LibreOffice_project/10m0$Build-2</meta:generator>
    <meta:document-statistic meta:table-count="0" meta:image-count="0" meta:object-count="0" meta:page-count="9" meta:paragraph-count="174" meta:word-count="2272" meta:character-count="13776" meta:non-whitespace-character-count="11648"/>
  </office:meta>
</office:document-meta>
</file>